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0.2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4cm" draw:transform="rotate (-3.14159265358979) translate (1.5cm 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7T22:59:18.412985900</meta:creation-date>
    <dc:date>2025-11-27T23:05:47.349219300</dc:date>
    <meta:editing-duration>PT5M21S</meta:editing-duration>
    <meta:editing-cycles>2</meta:editing-cycles>
    <meta:generator>LibreOffice/25.2.6.2$Windows_X86_64 LibreOffice_project/729c5bfe710f5eb71ed3bbde9e06a6065e9c6c5d</meta:generator>
    <meta:document-statistic meta:object-count="1"/>
  </office:meta>
</office:document-meta>
</file>